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ucida Sans1" svg:font-family="'Lucida Sans'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ce5" style:family="table-cell" style:parent-style-name="Default">
      <style:text-properties style:font-name="Lucida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6"/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6"/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pag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 table:number-rows-repeated="1047306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2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ucida Sans1" svg:font-family="'Lucida Sans'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2:25:51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1-05-20T12:26:31.696000000</dc:date>
    <meta:editing-duration>PT30M31S</meta:editing-duration>
    <meta:editing-cycles>12</meta:editing-cycles>
    <meta:document-statistic meta:table-count="1" meta:cell-count="3805" meta:object-count="0"/>
  </office:meta>
</office:document-meta>
</file>